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255.23pt" svg:x="156.59pt" svg:y="179.21pt">
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asic Model</text:p>
          </table:table-cell>
          <table:table-cell office:value-type="string" calcext:value-type="string">
            <text:p><text:s/>Sequential Covering</text:p>
          </table:table-cell>
          <table:table-cell office:value-type="string" calcext:value-type="string">
            <text:p>Our Model</text:p>
          </table:table-cell>
        </table:table-row>
        <table:table-row table:style-name="ro1">
          <table:table-cell office:value-type="string" calcext:value-type="string">
            <text:p>Small 4 4 4</text:p>
          </table:table-cell>
          <table:table-cell office:value-type="float" office:value="4.29186034202576" calcext:value-type="float">
            <text:p>4.29186034202576</text:p>
          </table:table-cell>
          <table:table-cell office:value-type="float" office:value="8.94983577728272" calcext:value-type="float">
            <text:p>8.94983577728272</text:p>
          </table:table-cell>
          <table:table-cell office:value-type="float" office:value="4.6566755771637" calcext:value-type="float">
            <text:p>4.6566755771637</text:p>
          </table:table-cell>
        </table:table-row>
        <table:table-row table:style-name="ro1">
          <table:table-cell office:value-type="string" calcext:value-type="string">
            <text:p>small 5 5 4</text:p>
          </table:table-cell>
          <table:table-cell office:value-type="float" office:value="2.07705783843994" calcext:value-type="float">
            <text:p>2.07705783843994</text:p>
          </table:table-cell>
          <table:table-cell office:value-type="float" office:value="4.22054839134216" calcext:value-type="float">
            <text:p>4.22054839134216</text:p>
          </table:table-cell>
          <table:table-cell office:value-type="float" office:value="4.9862003326416" calcext:value-type="float">
            <text:p>4.9862003326416</text:p>
          </table:table-cell>
        </table:table-row>
        <table:table-row table:style-name="ro1">
          <table:table-cell office:value-type="string" calcext:value-type="string">
            <text:p>Small 6 6 4</text:p>
          </table:table-cell>
          <table:table-cell office:value-type="float" office:value="1.94542193412781" calcext:value-type="float">
            <text:p>1.94542193412781</text:p>
          </table:table-cell>
          <table:table-cell office:value-type="float" office:value="2.63502550125122" calcext:value-type="float">
            <text:p>2.63502550125122</text:p>
          </table:table-cell>
          <table:table-cell office:value-type="float" office:value="3.69723391532898" calcext:value-type="float">
            <text:p>3.69723391532898</text:p>
          </table:table-cell>
        </table:table-row>
        <table:table-row table:style-name="ro1">
          <table:table-cell office:value-type="string" calcext:value-type="string">
            <text:p>Small 6 7 4</text:p>
          </table:table-cell>
          <table:table-cell office:value-type="float" office:value="1.07362675666809" calcext:value-type="float">
            <text:p>1.07362675666809</text:p>
          </table:table-cell>
          <table:table-cell office:value-type="float" office:value="1.71388339996338" calcext:value-type="float">
            <text:p>1.71388339996338</text:p>
          </table:table-cell>
          <table:table-cell office:value-type="float" office:value="3.78431248664856" calcext:value-type="float">
            <text:p>3.78431248664856</text:p>
          </table:table-cell>
        </table:table-row>
        <table:table-row table:style-name="ro1">
          <table:table-cell office:value-type="string" calcext:value-type="string">
            <text:p>Small 8 10 4</text:p>
          </table:table-cell>
          <table:table-cell office:value-type="float" office:value="0.579308748245239" calcext:value-type="float">
            <text:p>0.579308748245239</text:p>
          </table:table-cell>
          <table:table-cell office:value-type="float" office:value="1.00947856903076" calcext:value-type="float">
            <text:p>1.00947856903076</text:p>
          </table:table-cell>
          <table:table-cell office:value-type="float" office:value="4.40861439704895" calcext:value-type="float">
            <text:p>4.40861439704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8:00:16.349741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6:30:26.198040805</meta:creation-date>
    <dc:date>2018-12-21T18:25:34.021438025</dc:date>
    <meta:editing-duration>PT1H16M17S</meta:editing-duration>
    <meta:editing-cycles>2</meta:editing-cycles>
    <meta:generator>LibreOffice/6.0.7.3$Linux_X86_64 LibreOffice_project/00m0$Build-3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hatch-name="Black_20_0_20_Degrees"/>
    </style:style>
    <style:style style:name="ch2" style:family="chart">
      <style:chart-properties chart:auto-position="true"/>
      <style:graphic-properties draw:stroke="none" svg:stroke-color="#b3b3b3" draw:fill="solid" draw:fill-color="#fffff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top" svg:x="2.963cm" svg:y="0.185cm" style:legend-expansion="wide" chart:style-name="ch2"/>
        <chart:plot-area chart:style-name="ch3" table:cell-range-address="Sheet1.A1:Sheet1.D6" chart:data-source-has-labels="both" svg:x="1.7cm" svg:y="0.963cm" svg:width="13.978cm" svg:height="6.881cm">
          <chartooo:coordinate-region svg:x="2.573cm" svg:y="1.162cm" svg:width="12.138cm" svg:height="6.035cm"/>
          <chart:axis chart:dimension="x" chart:name="primary-x" chart:style-name="ch4" chartooo:axis-type="auto">
            <chartooo:date-scale/>
            <chart:title svg:x="6.396cm" svg:y="8.024cm" chart:style-name="ch5">
              <text:p>database + passed parameters</text:p>
            </chart:title>
            <chart:categories table:cell-range-address="Sheet1.A2:Sheet1.A6"/>
          </chart:axis>
          <chart:axis chart:dimension="y" chart:name="primary-y" chart:style-name="ch4">
            <chart:title svg:x="0.451cm" svg:y="5.849cm" chart:style-name="ch6">
              <text:p>Execution time [ms]
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series chart:style-name="ch9" chart:values-cell-range-address="Sheet1.C2:Sheet1.C6" chart:label-cell-address="Sheet1.C1:Sheet1.C1" chart:class="chart:line">
            <chart:data-point chart:repeated="5"/>
          </chart:series>
          <chart:series chart:style-name="ch10" chart:values-cell-range-address="Sheet1.D2:Sheet1.D6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 Model</text:p>
                <draw:g>
                  <svg:desc>Sheet1.B1:Sheet1.B1</svg:desc>
                </draw:g>
              </table:table-cell>
              <table:table-cell office:value-type="string">
                <text:p> Sequential Covering</text:p>
                <draw:g>
                  <svg:desc>Sheet1.C1:Sheet1.C1</svg:desc>
                </draw:g>
              </table:table-cell>
              <table:table-cell office:value-type="string">
                <text:p>Our Mode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 4 4 4</text:p>
                <draw:g>
                  <svg:desc>Sheet1.A2:Sheet1.A6</svg:desc>
                </draw:g>
              </table:table-cell>
              <table:table-cell office:value-type="float" office:value="4.29186034202576">
                <text:p>4.29186034202576</text:p>
                <draw:g>
                  <svg:desc>Sheet1.B2:Sheet1.B6</svg:desc>
                </draw:g>
              </table:table-cell>
              <table:table-cell office:value-type="float" office:value="8.94983577728272">
                <text:p>8.94983577728272</text:p>
                <draw:g>
                  <svg:desc>Sheet1.C2:Sheet1.C6</svg:desc>
                </draw:g>
              </table:table-cell>
              <table:table-cell office:value-type="float" office:value="4.6566755771637">
                <text:p>4.6566755771637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small 5 5 4</text:p>
              </table:table-cell>
              <table:table-cell office:value-type="float" office:value="2.07705783843994">
                <text:p>2.07705783843994</text:p>
              </table:table-cell>
              <table:table-cell office:value-type="float" office:value="4.22054839134216">
                <text:p>4.22054839134216</text:p>
              </table:table-cell>
              <table:table-cell office:value-type="float" office:value="4.9862003326416">
                <text:p>4.9862003326416</text:p>
              </table:table-cell>
            </table:table-row>
            <table:table-row>
              <table:table-cell office:value-type="string">
                <text:p>Small 6 6 4</text:p>
              </table:table-cell>
              <table:table-cell office:value-type="float" office:value="1.94542193412781">
                <text:p>1.94542193412781</text:p>
              </table:table-cell>
              <table:table-cell office:value-type="float" office:value="2.63502550125122">
                <text:p>2.63502550125122</text:p>
              </table:table-cell>
              <table:table-cell office:value-type="float" office:value="3.69723391532898">
                <text:p>3.69723391532898</text:p>
              </table:table-cell>
            </table:table-row>
            <table:table-row>
              <table:table-cell office:value-type="string">
                <text:p>Small 6 7 4</text:p>
              </table:table-cell>
              <table:table-cell office:value-type="float" office:value="1.07362675666809">
                <text:p>1.07362675666809</text:p>
              </table:table-cell>
              <table:table-cell office:value-type="float" office:value="1.71388339996338">
                <text:p>1.71388339996338</text:p>
              </table:table-cell>
              <table:table-cell office:value-type="float" office:value="3.78431248664856">
                <text:p>3.78431248664856</text:p>
              </table:table-cell>
            </table:table-row>
            <table:table-row>
              <table:table-cell office:value-type="string">
                <text:p>Small 8 10 4</text:p>
              </table:table-cell>
              <table:table-cell office:value-type="float" office:value="0.579308748245239">
                <text:p>0.579308748245239</text:p>
              </table:table-cell>
              <table:table-cell office:value-type="float" office:value="1.00947856903076">
                <text:p>1.00947856903076</text:p>
              </table:table-cell>
              <table:table-cell office:value-type="float" office:value="4.40861439704895">
                <text:p>4.40861439704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